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de9a9" draw:fill-color="#fde9a9" draw:textarea-horizontal-align="justify" draw:textarea-vertical-align="middle" draw:auto-grow-height="false" fo:min-height="1.6cm" fo:min-width="1.65cm"/>
      <style:paragraph-properties style:writing-mode="lr-tb"/>
    </style:style>
    <style:style style:name="gr2" style:family="graphic" style:parent-style-name="standard">
      <style:graphic-properties svg:stroke-width="0.212cm" draw:marker-start-width="0.517cm" draw:marker-end-width="0.517cm" draw:fill="none" draw:opacity="100%" draw:textarea-horizontal-align="justify" draw:textarea-vertical-align="middle" draw:auto-grow-height="false" fo:min-height="18.54cm" fo:min-width="26.99cm" fo:padding-top="0.23cm" fo:padding-bottom="0.23cm" fo:padding-left="0.355cm" fo:padding-right="0.35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/>
      <style:paragraph-properties style:writing-mode="lr-tb"/>
    </style:style>
    <style:style style:name="gr4" style:family="graphic" style:parent-style-name="standard">
      <style:graphic-properties draw:fill-color="#18a303" draw:textarea-horizontal-align="justify" draw:textarea-vertical-align="middle" draw:auto-grow-height="false" fo:min-height="0.95cm" fo:min-width="0.85cm"/>
      <style:paragraph-properties style:writing-mode="lr-tb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1cm" fo:min-width="1.1cm"/>
      <style:paragraph-properties style:writing-mode="lr-tb"/>
    </style:style>
    <style:style style:name="gr6" style:family="graphic" style:parent-style-name="objectwithoutfill">
      <style:graphic-properties svg:stroke-width="0.159cm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7" style:family="graphic" style:parent-style-name="standard">
      <style:graphic-properties draw:fill-color="#00a0fc" draw:textarea-horizontal-align="justify" draw:textarea-vertical-align="middle" draw:auto-grow-height="false" fo:min-height="1.15cm" fo:min-width="1.15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95cm" fo:min-width="2.1cm"/>
      <style:paragraph-properties style:writing-mode="lr-tb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1.95cm" fo:min-width="2.1cm"/>
      <style:paragraph-properties style:writing-mode="lr-tb"/>
    </style:style>
    <style:style style:name="gr10" style:family="graphic" style:parent-style-name="standard">
      <style:graphic-properties draw:fill-color="#b4c7dc" draw:textarea-horizontal-align="justify" draw:textarea-vertical-align="middle" draw:auto-grow-height="false" fo:min-height="1.95cm" fo:min-width="2.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de9a9"/>
      <style:paragraph-properties fo:text-align="center" style:writing-mode="lr-tb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18a303"/>
      <style:paragraph-properties fo:text-align="center" style:writing-mode="lr-tb"/>
    </style:style>
    <style:style style:name="P6" style:family="paragraph">
      <loext:graphic-properties draw:fill-color="#000000"/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00a0fc"/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-color="#ff0000"/>
      <style:paragraph-properties fo:text-align="center" style:writing-mode="lr-tb"/>
    </style:style>
    <style:style style:name="P11" style:family="paragraph">
      <loext:graphic-properties draw:fill-color="#b4c7dc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3cm" svg:height="3.7cm" svg:x="12.7cm" svg:y="10.4cm">
          <text:p text:style-name="P1">BUS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288cm" svg:height="0.962cm" svg:x="13.2cm" svg:y="0cm">
          <draw:text-box>
            <text:p>DRAGON</text:p>
          </draw:text-box>
        </draw:frame>
        <draw:custom-shape draw:style-name="gr4" draw:text-style-name="P5" xml:id="id2" draw:id="id2" draw:layer="layout" svg:width="2.7cm" svg:height="2.4cm" svg:x="13.5cm" svg:y="6.3cm">
          <text:p text:style-name="P1">COU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xml:id="id3" draw:id="id3" draw:layer="layout" svg:width="3.2cm" svg:height="2.7cm" svg:x="13.2cm" svg:y="1.5cm">
          <text:p text:style-name="P1">TE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layer="layout" draw:type="line" svg:x1="14.85cm" svg:y1="10.4cm" svg:x2="14.85cm" svg:y2="8.7cm" draw:start-shape="id1" draw:end-shape="id2" svg:d="M14850 10400v-1700" svg:viewBox="0 0 1 1701">
          <text:p/>
        </draw:connector>
        <draw:connector draw:style-name="gr6" draw:text-style-name="P7" draw:layer="layout" draw:type="line" svg:x1="14.85cm" svg:y1="6.3cm" svg:x2="14.8cm" svg:y2="4.2cm" draw:start-shape="id2" draw:start-glue-point="4" draw:end-shape="id3" draw:end-glue-point="6" svg:d="M14850 6300l-50-2100" svg:viewBox="0 0 51 2101">
          <text:p/>
        </draw:connector>
        <draw:custom-shape draw:style-name="gr7" draw:text-style-name="P8" xml:id="id4" draw:id="id4" draw:layer="layout" svg:width="3.3cm" svg:height="2.8cm" svg:x="13.2cm" svg:y="16cm">
          <text:p text:style-name="P1">QUE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layer="layout" draw:type="line" svg:x1="14.85cm" svg:y1="14.1cm" svg:x2="14.85cm" svg:y2="16cm" draw:start-shape="id1" draw:end-shape="id4" draw:end-glue-point="4" svg:d="M14850 14100v1900" svg:viewBox="0 0 1 1901">
          <text:p/>
        </draw:connector>
        <draw:custom-shape draw:style-name="gr8" draw:text-style-name="P9" xml:id="id6" draw:id="id6" draw:layer="layout" svg:width="5.2cm" svg:height="4.4cm" svg:x="20.2cm" svg:y="9cm">
          <text:p text:style-name="P1">AILE DROI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9" xml:id="id5" draw:id="id5" draw:layer="layout" svg:width="5.2cm" svg:height="4.4cm" svg:x="4.5cm" svg:y="9.2cm">
          <text:p text:style-name="P1">AILE GAUCH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layer="layout" draw:type="line" svg:x1="12.7cm" svg:y1="12.25cm" svg:x2="9.7cm" svg:y2="11.4cm" draw:start-shape="id1" draw:end-shape="id5" svg:d="M12700 12250l-3000-850" svg:viewBox="0 0 3001 851">
          <text:p/>
        </draw:connector>
        <draw:connector draw:style-name="gr6" draw:text-style-name="P7" draw:layer="layout" draw:type="line" svg:x1="17cm" svg:y1="12.25cm" svg:x2="20.2cm" svg:y2="11.2cm" draw:start-shape="id1" draw:end-shape="id6" svg:d="M17000 12250l3200-1050" svg:viewBox="0 0 3201 1051">
          <text:p/>
        </draw:connector>
        <draw:custom-shape draw:style-name="gr9" draw:text-style-name="P10" xml:id="id8" draw:id="id8" draw:layer="layout" svg:width="5.2cm" svg:height="4.4cm" svg:x="20.3cm" svg:y="14.1cm">
          <text:p text:style-name="P1">PATTE </text:p>
          <text:p text:style-name="P1">ARRIERE</text:p>
          <text:p text:style-name="P1">DROI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0" xml:id="id7" draw:id="id7" draw:layer="layout" svg:width="5.2cm" svg:height="4.4cm" svg:x="4.6cm" svg:y="14.1cm">
          <text:p text:style-name="P1">PATTE </text:p>
          <text:p text:style-name="P1">ARRIERE</text:p>
          <text:p text:style-name="P1">GAUCH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layer="layout" draw:type="line" svg:x1="12.7cm" svg:y1="12.25cm" svg:x2="9.8cm" svg:y2="16.3cm" draw:start-shape="id1" draw:end-shape="id7" svg:d="M12700 12250l-2900 4050" svg:viewBox="0 0 2901 4051">
          <text:p/>
        </draw:connector>
        <draw:connector draw:style-name="gr6" draw:text-style-name="P7" draw:layer="layout" draw:type="line" svg:x1="17cm" svg:y1="12.25cm" svg:x2="20.3cm" svg:y2="16.3cm" draw:start-shape="id1" draw:end-shape="id8" svg:d="M17000 12250l3300 4050" svg:viewBox="0 0 3301 4051">
          <text:p/>
        </draw:connector>
        <draw:custom-shape draw:style-name="gr10" draw:text-style-name="P11" xml:id="id9" draw:id="id9" draw:layer="layout" svg:width="5.2cm" svg:height="4.4cm" svg:x="18.8cm" svg:y="3.9cm">
          <text:p text:style-name="P1">PATTE </text:p>
          <text:p text:style-name="P1">AVANT</text:p>
          <text:p text:style-name="P1">DROI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layer="layout" draw:type="line" svg:x1="17cm" svg:y1="12.25cm" svg:x2="18.8cm" svg:y2="6.1cm" draw:start-shape="id1" draw:end-shape="id9" svg:d="M17000 12250l1800-6150" svg:viewBox="0 0 1801 6151">
          <text:p/>
        </draw:connector>
        <draw:custom-shape draw:style-name="gr10" draw:text-style-name="P11" xml:id="id10" draw:id="id10" draw:layer="layout" svg:width="5.2cm" svg:height="4.4cm" svg:x="6.2cm" svg:y="3.8cm">
          <text:p text:style-name="P1">PATTE </text:p>
          <text:p text:style-name="P1">AVANT</text:p>
          <text:p text:style-name="P1">GAUCH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layer="layout" draw:type="line" svg:x1="12.7cm" svg:y1="12.25cm" svg:x2="11.4cm" svg:y2="6cm" draw:start-shape="id1" draw:start-glue-point="5" draw:end-shape="id10" svg:d="M12700 12250l-1300-6250" svg:viewBox="0 0 1301 6251">
          <text:p/>
        </draw:connector>
        <draw:connector draw:style-name="gr6" draw:text-style-name="P7" draw:layer="layout" draw:type="line" svg:x1="18.867cm" svg:y1="0.47cm" svg:x2="21.036cm" svg:y2="0.47cm" svg:d="M18867 470h2169" svg:viewBox="0 0 2170 1">
          <text:p/>
        </draw:connector>
        <draw:frame draw:style-name="gr11" draw:text-style-name="P4" draw:layer="layout" svg:width="5.049cm" svg:height="0.962cm" svg:x="21.2cm" svg:y="0cm">
          <draw:text-box>
            <text:p>: objet enfant de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8T11:09:40</meta:creation-date>
    <dc:date>2021-11-08T11:34:19.388000000</dc:date>
    <meta:editing-duration>PT10M52S</meta:editing-duration>
    <meta:editing-cycles>2</meta:editing-cycles>
    <meta:generator>LibreOffice/6.3.4.2$Windows_X86_64 LibreOffice_project/60da17e045e08f1793c57c00ba83cdfce946d0aa</meta:generator>
    <meta:document-statistic meta:object-count="23"/>
  </office:meta>
</office:document-meta>
</file>